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nvas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nvas</text:h>
                    <text:list>
                        <text:list-item>
                            <text:h text:style-name="Heading_20_2" text:outline-level="2">Description</text:h>
                        </text:list-item>
                    </text:list>
                </text:list-item>
            </text:list>

            <text:p text:style-name="Standard">A Canvas inherits from Image where the user can draw anything. Rectangles, texts, images, lines, arcs can be drawn here using lvgl's drawing engine. All this must be implemented in your custom code.</text:p><text:p text:style-name="Standard">More info (<text:a xlink:type="simple" xlink:href="https://docs.lvgl.io/master/widgets/list.html" text:style-name="Internet_20_link" text:visited-style-name="Visited_20_Internet_20_Link">link</text:a>)</text:p>

            
                <text:list xml:id="list_Canvas2" text:continue-numbering="true" text:continue-list="list_Canva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nvas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nvas4" text:continue-numbering="true" text:continue-list="list_Canvas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nvas5" text:continue-numbering="true" text:continue-list="list_Canvas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nvas6" text:continue-numbering="true" text:continue-list="list_Canvas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nvas7" text:continue-numbering="true" text:continue-list="list_Canvas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nvas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nvas9" text:continue-numbering="true" text:continue-list="list_Canvas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nvas10" text:continue-numbering="true" text:continue-list="list_Canvas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nvas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nvas12" text:continue-numbering="true" text:continue-list="list_Canvas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nvas13" text:continue-numbering="true" text:continue-list="list_Canvas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nvas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nvas15" text:continue-numbering="true" text:continue-list="list_Canvas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nvas16" text:continue-numbering="true" text:continue-list="list_Canvas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nvas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nvas18" text:continue-numbering="true" text:continue-list="list_Canvas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nvas19" text:continue-numbering="true" text:continue-list="list_Canvas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nvas20" text:continue-numbering="true" text:continue-list="list_Canvas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nvas21" text:continue-numbering="true" text:continue-list="list_Canvas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nvas22" text:continue-numbering="true" text:continue-list="list_Canvas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nvas23" text:continue-numbering="true" text:continue-list="list_Canvas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nvas24" text:continue-numbering="true" text:continue-list="list_Canvas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nvas25" text:continue-numbering="true" text:continue-list="list_Canvas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nvas26" text:continue-numbering="true" text:continue-list="list_Canvas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nvas27" text:continue-numbering="true" text:continue-list="list_Canvas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nvas28" text:continue-numbering="true" text:continue-list="list_Canvas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nvas29" text:continue-numbering="true" text:continue-list="list_Canvas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nvas30" text:continue-numbering="true" text:continue-list="list_Canvas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nvas31" text:continue-numbering="true" text:continue-list="list_Canvas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nvas32" text:continue-numbering="true" text:continue-list="list_Canvas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nvas33" text:continue-numbering="true" text:continue-list="list_Canvas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nvas34" text:continue-numbering="true" text:continue-list="list_Canvas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nvas35" text:continue-numbering="true" text:continue-list="list_Canvas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nvas36" text:continue-numbering="true" text:continue-list="list_Canvas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nvas37" text:continue-numbering="true" text:continue-list="list_Canvas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nvas38" text:continue-numbering="true" text:continue-list="list_Canvas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nvas39" text:continue-numbering="true" text:continue-list="list_Canvas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nvas40" text:continue-numbering="true" text:continue-list="list_Canvas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nvas41" text:continue-numbering="true" text:continue-list="list_Canvas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nvas42" text:continue-numbering="true" text:continue-list="list_Canvas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nvas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nvas44" text:continue-numbering="true" text:continue-list="list_Canvas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nvas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nvas46" text:continue-numbering="true" text:continue-list="list_Canvas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nvas47" text:continue-numbering="true" text:continue-list="list_Canvas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nvas48" text:continue-numbering="true" text:continue-list="list_Canvas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nvas49" text:continue-numbering="true" text:continue-list="list_Canvas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nvas50" text:continue-numbering="true" text:continue-list="list_Canvas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nvas51" text:continue-numbering="true" text:continue-list="list_Canvas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nvas52" text:continue-numbering="true" text:continue-list="list_Canvas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nvas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nvas54" text:continue-numbering="true" text:continue-list="list_Canvas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nvas55" text:continue-numbering="true" text:continue-list="list_Canvas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nvas56" text:continue-numbering="true" text:continue-list="list_Canvas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